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officeooo:rsid="0004fb62" officeooo:paragraph-rsid="0004fb62"/>
    </style:style>
    <style:style style:name="P2" style:family="paragraph" style:parent-style-name="Standard">
      <style:paragraph-properties fo:text-align="start" style:justify-single-word="false"/>
      <style:text-properties style:font-name="Times New Roman" officeooo:rsid="0004fb62" officeooo:paragraph-rsid="0004fb62"/>
    </style:style>
    <style:style style:name="T1" style:family="text">
      <style:text-properties officeooo:rsid="0006f826"/>
    </style:style>
    <style:style style:name="T2" style:family="text">
      <style:text-properties officeooo:rsid="00086f99"/>
    </style:style>
    <style:style style:name="T3" style:family="text">
      <style:text-properties officeooo:rsid="000872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ander Cleveland</text:p>
      <text:p text:style-name="P1"/>
      <text:p text:style-name="P2">1. The overall lab work went well there wasn’t any surprise moments as this lab was mostly review from a course that most students should have taken prior to this course.</text:p>
      <text:p text:style-name="P2"/>
      <text:p text:style-name="P2">2. Most of the teammates interacted with me with only one outlier. William did not respond to any of the emails he was included in and when he did respond to any of <text:span text:style-name="T1">my teammates or my</text:span> email<text:span text:style-name="T1">s</text:span> it was 4 hours before the due date. </text:p>
      <text:p text:style-name="P2"/>
      <text:p text:style-name="P2">3. <text:span text:style-name="T2">Everyone contributed equally besides William who responded to late to participate.</text:span></text:p>
      <text:p text:style-name="P2"/>
      <text:p text:style-name="P2">4. <text:span text:style-name="T3">We started a voice call over Microsoft Teams and discussed what should and should not be included in the report. I shared my screen so that everyone could see my report and we began to edit the report filling in possible missing information. When we were done editing the report I asked everyone at least two or three times if the report looked good to them before submitting i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09-24T12:04:17.123000000</dc:date>
    <meta:editing-duration>PT17M37S</meta:editing-duration>
    <meta:editing-cycles>6</meta:editing-cycles>
    <meta:document-statistic meta:table-count="0" meta:image-count="0" meta:object-count="0" meta:page-count="1" meta:paragraph-count="5" meta:word-count="161" meta:character-count="883" meta:non-whitespace-character-count="726"/>
  </office:meta>
</office:document-meta>
</file>